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119.08mm"/>
    </style:style>
    <style:style style:name="co5" style:family="table-column">
      <style:table-column-properties fo:break-before="auto" style:column-width="7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34.4mm" fo:break-before="auto" style:use-optimal-row-height="fals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2.28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Accent_20_2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Lieu</text:p>
          </table:table-cell>
          <table:table-cell table:style-name="ce5" office:value-type="string" calcext:value-type="string">
            <text:p>Numéro de réunion</text:p>
          </table:table-cell>
          <table:table-cell table:style-name="ce5" office:value-type="string" calcext:value-type="string">
            <text:p>Résumé de la séance</text:p>
          </table:table-cell>
          <table:table-cell table:style-name="ce5" office:value-type="string" calcext:value-type="string">
            <text:p>Ce qui a été effectué après la réunion </text:p>
          </table:table-cell>
          <table:table-cell table:style-name="ce5" office:value-type="string" calcext:value-type="string">
            <text:p>Difficultés rencontrées</text:p>
          </table:table-cell>
        </table:table-row>
        <table:table-row table:style-name="ro2">
          <table:table-cell table:style-name="ce2" office:value-type="date" office:date-value="2018-10-04" calcext:value-type="date">
            <text:p>04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ncontre </text:p>
            <text:p>Présentation du projet</text:p>
          </table:table-cell>
          <table:table-cell table:style-name="ce3" office:value-type="string" calcext:value-type="string">
            <text:p>Premières recherches sur les blocs existants (Nessus, nmap, Django)</text:p>
            <text:p>Tentative d’obtention d’une distribution linux sur chacun de nos terminaux</text:p>
            <text:p>Commande d’un dongle onde radios (antenne)</text:p>
            <text:p/>
          </table:table-cell>
          <table:table-cell table:style-name="ce3" office:value-type="string" calcext:value-type="string">
            <text:p>Commandes ne fonctionnent pas sur des Vms</text:p>
            <text:p>Compréhension du projet</text:p>
          </table:table-cell>
        </table:table-row>
        <table:table-row table:style-name="ro3">
          <table:table-cell table:style-name="ce2" office:value-type="date" office:date-value="2018-10-10" calcext:value-type="date">
            <text:p>10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plication du projet</text:p>
            <text:p>Premières pistes techniques choisies</text:p>
          </table:table-cell>
          <table:table-cell table:style-name="ce3" office:value-type="string" calcext:value-type="string">
            <text:p>Distributions Ubuntu correctement installées sur nos terminaux et sur le Linux prêté</text:p>
            <text:p>Premières recherches de lignes de commandes </text:p>
            <text:p/>
          </table:table-cell>
          <table:table-cell table:style-name="ce3" office:value-type="string" calcext:value-type="string">
            <text:p>Certains de nos terminaux ne prennent pas n’ont pas de périphérique bluetooth intégré</text:p>
            <text:p>Compréhension du projet</text:p>
          </table:table-cell>
        </table:table-row>
        <table:table-row table:style-name="ro4">
          <table:table-cell table:style-name="ce2" office:value-type="date" office:date-value="2018-10-18" calcext:value-type="date">
            <text:p>18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xplication du projet</text:p>
            <text:p>Exposition des premiers résultats de ligne de commande</text:p>
            <text:p>Premières direction choisie en terme technique (php)</text:p>
          </table:table-cell>
          <table:table-cell table:style-name="ce3" office:value-type="string" calcext:value-type="string">
            <text:p>Recherches de moyens plus approfondies pour obtenir de meilleurs résultats</text:p>
            <text:p>Recherches sur la conversion en JSON</text:p>
          </table:table-cell>
          <table:table-cell table:style-name="ce3"/>
        </table:table-row>
        <table:table-row table:style-name="ro3">
          <table:table-cell table:style-name="ce2" office:value-type="date" office:date-value="2018-10-25" calcext:value-type="date">
            <text:p>25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émonstration pratique d’un script php </text:p>
          </table:table-cell>
          <table:table-cell table:style-name="ce3" office:value-type="string" calcext:value-type="string">
            <text:p>Apprentissage du fonctionnement de php et apache en local </text:p>
            <text:p>Premiers scripts php</text:p>
          </table:table-cell>
          <table:table-cell table:style-name="ce3" office:value-type="string" calcext:value-type="string">
            <text:p>Difficultés techniques : iwlist scanning ne donne pas toutes les informations, aircrack-ng doit avoir des droits administrateurs pour utiliser le php distant</text:p>
          </table:table-cell>
        </table:table-row>
        <table:table-row table:style-name="ro5">
          <table:table-cell table:style-name="ce3" office:value-type="string" calcext:value-type="string">
            <text:p>Semaine vacance</text:p>
          </table:table-cell>
          <table:table-cell table:style-name="ce3" table:number-columns-repeated="5"/>
        </table:table-row>
        <table:table-row table:style-name="ro4">
          <table:table-cell table:style-name="ce2" office:value-type="date" office:date-value="2018-10-08" calcext:value-type="date">
            <text:p>08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position des résultats trouvées</text:p>
            <text:p>Spécification des nouveaux problèmes rencontrés (les commandes n’ont pas le comportement souhaité)</text:p>
          </table:table-cell>
          <table:table-cell table:style-name="ce3" office:value-type="string" calcext:value-type="string">
            <text:p>Commandes de dongles Bluetooth + Rasberry pi</text:p>
            <text:p>Demande d’aide à la communauté (forum StackOverflow et mail)</text:p>
            <text:p>Spécification écrite du projet (ppt)</text:p>
            <text:p>Apprentissage de l’utilisation de GitHub </text:p>
            <text:p/>
          </table:table-cell>
          <table:table-cell table:style-name="ce3"/>
        </table:table-row>
        <table:table-row table:style-name="ro6">
          <table:table-cell table:style-name="ce2" office:value-type="date" office:date-value="2018-10-16" calcext:value-type="date">
            <text:p>16/10/18</text:p>
          </table:table-cell>
          <table:table-cell table:style-name="ce3" office:value-type="string" calcext:value-type="string">
            <text:p>Gare-de-Lyon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bjectif de la semaine : avoir un prototype qui fonctionne afin de pouvoir effectuer la spécification (arguments entrés dans les méthodes?)</text:p>
          </table:table-cell>
          <table:table-cell table:style-name="ce3" office:value-type="string" calcext:value-type="string">
            <text:p>Script PHP qui lance en fonction de 3 boutons le shell de RTL_433</text:p>
            <text:p>Script shell qui permet de lancer le bluetooth</text:p>
            <text:p>Script shell qui permet de lancer RTL_433</text:p>
            <text:p>Script shell qui permet de lancer airmon-ng et airodump-ng pour obtenir un csv</text:p>
            <text:p>Script shell qui permet de split le csv pour obtenir un csv AP et un csv station</text:p>
            <text:p>Script PHP qui permet de lancer le script shell du bluetooth</text:p>
          </table:table-cell>
          <table:table-cell table:style-name="ce3" office:value-type="string" calcext:value-type="string">
            <text:p/>
            <text:p>Driver des dongle bluetooth impossible à installer</text:p>
            <text:p>Permission root pour php</text:p>
            <text:p/>
          </table:table-cell>
        </table:table-row>
        <table:table-row table:style-name="ro7">
          <table:table-cell table:style-name="ce2" office:value-type="date" office:date-value="2018-11-23" calcext:value-type="date">
            <text:p>23/11/18</text:p>
          </table:table-cell>
          <table:table-cell table:style-name="ce3" office:value-type="string" calcext:value-type="string">
            <text:p>La défense (Mazars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Objectif : Continuer les scripts</text:p>
            <text:p>Permission root pour php réglé</text:p>
            <text:p>Recherche installation dongle BLE</text:p>
          </table:table-cell>
          <table:table-cell table:style-name="ce3" office:value-type="string" calcext:value-type="string">
            <text:p>Rapport écrit et spécifications commencés</text:p>
          </table:table-cell>
          <table:table-cell table:style-name="ce3" office:value-type="string" calcext:value-type="string">
            <text:p>Peu de temps pour travailler sur le projet à cause des examens et autres Tps</text:p>
          </table:table-cell>
        </table:table-row>
        <table:table-row table:style-name="ro8">
          <table:table-cell table:style-name="ce3"/>
          <table:table-cell table:style-name="ce3" office:value-type="string" calcext:value-type="string">
            <text:p>Différée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Script php à 60 % terminé</text:p>
            <text:p>Script sh de tri et d’injection dans la bdd fait pour RTL</text:p>
            <text:p>Script de tri et d’injection de la bdd pour Wifi fait</text:p>
            <text:p>Rapport écrit continué</text:p>
            <text:p>Rassemblement des différents scripts en un seul</text:p>
            <text:p>Raspberry pi configuré pour travailler à distance</text:p>
          </table:table-cell>
          <table:table-cell table:style-name="ce3" office:value-type="string" calcext:value-type="string">
            <text:p>Problème d’installation du dongle BLE</text:p>
            <text:p>Peu d’information récolté avec les lignes de commandes</text:p>
          </table:table-cell>
        </table:table-row>
        <table:table-row table:style-name="ro5" table:number-rows-repeated="20">
          <table:table-cell table:number-columns-repeated="6"/>
        </table:table-row>
        <table:table-row table:style-name="ro5">
          <table:table-cell table:number-columns-repeated="6"/>
        </table:table-row>
        <calcext:conditional-formats>
          <calcext:conditional-format calcext:target-range-address="Feuille1.A1:Feuille1.F1">
            <calcext:color-scale>
              <calcext:color-scale-entry calcext:value="0" calcext:type="minimum" calcext:color="#ff0000"/>
              <calcext:color-scale-entry calcext:value="50" calcext:type="percentile" calcext:color="#dfcce4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01:54:45.433436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01:57.320526988</meta:creation-date>
    <dc:date>2018-12-10T02:01:42.506409003</dc:date>
    <meta:editing-duration>PT48M51S</meta:editing-duration>
    <meta:editing-cycles>9</meta:editing-cycles>
    <meta:generator>LibreOffice/6.0.6.2$Linux_X86_64 LibreOffice_project/00m0$Build-2</meta:generator>
    <meta:document-statistic meta:table-count="1" meta:cell-count="51" meta:object-count="0"/>
  </office:meta>
</office:document-meta>
</file>